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hin58" svg:font-family="hin58" style:font-family-generic="roman" style:font-pitch="variable"/>
    <style:font-face style:name="hin581" svg:font-family="hin58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background-color="#00ff00" loext:char-shading-value="0"/>
    </style:style>
    <style:style style:name="T2" style:family="text">
      <style:text-properties style:font-name="hin58" fo:background-color="#00ff00" loext:char-shading-value="0" style:font-name-complex="hin581"/>
    </style:style>
    <style:style style:name="T3" style:family="text">
      <style:text-properties style:font-name="hin58" fo:font-size="22pt" style:font-size-asian="22pt" style:font-name-complex="hin581" style:font-size-complex="22pt"/>
    </style:style>
    <style:style style:name="T4" style:family="text">
      <style:text-properties style:font-name="Calibri"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hin58" svg:font-family="hin58" style:font-family-generic="roman" style:font-pitch="variable"/>
    <style:font-face style:name="hin581" svg:font-family="hin58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CRC</meta:initial-creator>
    <meta:editing-cycles>5</meta:editing-cycles>
    <meta:creation-date>2023-10-25T09:09:00</meta:creation-date>
    <dc:date>2024-03-31T11:30:52.140194205</dc:date>
    <meta:editing-duration>PT2H44M57S</meta:editing-duration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2.0000</meta:user-defined>
    <meta:template xlink:type="simple" xlink:actuate="onRequest" xlink:title="Normal" xlink:href=""/>
  </office:meta>
</office:document-meta>
</file>